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4pt" style:font-size-asian="14pt"/>
    </style:style>
  </office:automatic-styles>
  <office:body>
    <office:text text:use-soft-page-breaks="true">
      <text:p text:style-name="P1">R Codes for Exploratory Data Analysis</text:p>
      <text:p text:style-name="Normal">&gt; absenteeism = read.csv("C:\\Users\\w21055869\\OneDrive - Northumbria University - Production Azure AD\\PRINCIPLES OF DS KL7010\\Assessment\\absenteeism.csv", head=TRUE,<text:s/>stringsAsFactors = TRUE)</text:p>
      <text:p text:style-name="Normal">&gt; View(absenteeism)</text:p>
      <text:p text:style-name="Normal">&gt; dim(absenteeism)</text:p>
      <text:p text:style-name="Normal">[1] 740 <text:s/>16</text:p>
      <text:p text:style-name="Normal">&gt; str(absenteeism)</text:p>
      <text:p text:style-name="Normal">'data.frame':<text:tab/>740 obs. of <text:s/>16 variables:</text:p>
      <text:p text:style-name="Normal"><text:s/>$ Transportation.expense <text:s text:c="8"/>: int <text:s/>289 118 179 279 289 179 361 260 155 235 ...</text:p>
      <text:p text:style-name="Normal"><text:s/>$ Distance.from.Residence.to.Work:<text:s/>int <text:s/>36 13 51 5 36 51 52 50 12 11 ...</text:p>
      <text:p text:style-name="Normal"><text:s/>$ Service.time <text:s text:c="18"/>: int <text:s/>13 18 18 14 13 18 3 11 14 14 ...</text:p>
      <text:p text:style-name="Normal"><text:s/>$ Age <text:s text:c="27"/>: int <text:s/>33 50 38 39 33 38 28 36 34 37 ...</text:p>
      <text:p text:style-name="Normal"><text:s/>$ Work.load.Average.day <text:s text:c="9"/>: num <text:s/>240 240 240 240 240 ...</text:p>
      <text:p text:style-name="Normal"><text:s/>$<text:s/>Hit.target <text:s text:c="20"/>: int <text:s/>97 97 97 97 97 97 97 97 97 97 ...</text:p>
      <text:p text:style-name="Normal"><text:s/>$ Disciplinary.failure <text:s text:c="10"/>: int <text:s/>0 1 0 0 0 0 0 0 0 0 ...</text:p>
      <text:p text:style-name="Normal"><text:s/>$ Education <text:s text:c="21"/>: int <text:s/>1 1 1 1 1 1 1 1 1 3 ...</text:p>
      <text:p text:style-name="Normal"><text:s/>$ Children <text:s text:c="22"/>: int <text:s/>2 1 0 2 2 0 1<text:s/>4 2 1 ...</text:p>
      <text:p text:style-name="Normal"><text:s/>$ Drinker <text:s text:c="23"/>: int <text:s/>1 1 1 1 1 1 1 1 1 0 ...</text:p>
      <text:p text:style-name="Normal"><text:s/>$ Smoker <text:s text:c="24"/>: int <text:s/>0 0 0 1 0 0 0 0 0 0 ...</text:p>
      <text:p text:style-name="Normal"><text:s/>$ Pet <text:s text:c="27"/>: int <text:s/>1 0 0 0 1 0 4 0 0 1 ...</text:p>
      <text:p text:style-name="Normal"><text:s/>$ Weight <text:s text:c="24"/>: int <text:s/>90 98 89<text:s/>68 90 89 80 65 95 88 ...</text:p>
      <text:p text:style-name="Normal"><text:s/>$ Height <text:s text:c="24"/>: int <text:s/>172 178 170 168 172 170 172 168 196 172 ...</text:p>
      <text:p text:style-name="Normal"><text:s/>$ Body.mass.index <text:s text:c="15"/>: int <text:s/>30 31 31 24 30 31 27 23 25 29 ...</text:p>
      <text:p text:style-name="Normal"><text:s/>$ Absenteeism.time.in.hours <text:s text:c="5"/>: int <text:s/>4 0 2 4 2 2 8 4 40 8 ...</text:p>
      <text:p text:style-name="Normal">&gt;<text:s/>summary(absenteeism)</text:p>
      <text:p text:style-name="Normal"><text:s/>Transportation.expense Distance.from.Residence.to.Work <text:s/>Service.time <text:s text:c="7"/>Age <text:s text:c="7"/>Work.load.Average.day</text:p>
      <text:p text:style-name="Normal"><text:s/>Min. <text:s text:c="2"/>:118.0 <text:s text:c="9"/>Min. <text:s text:c="2"/>: 5.00 <text:s text:c="18"/>Min. <text:s text:c="2"/>: 1.00 <text:s text:c="2"/>Min. <text:s text:c="2"/>:27.00 <text:s text:c="2"/>Min. <text:s text:c="2"/>:205.9 <text:s text:c="7"/></text:p>
      <text:p text:style-name="Normal"><text:s/>1st Qu.:179.0<text:s/><text:s text:c="9"/>1st Qu.:16.00 <text:s text:c="18"/>1st Qu.: 9.00 <text:s text:c="2"/>1st Qu.:31.00 <text:s text:c="2"/>1st Qu.:244.4 <text:s text:c="7"/></text:p>
      <text:p text:style-name="Normal"><text:s/>Median :225.0 <text:s text:c="9"/>Median :26.00 <text:s text:c="18"/>Median :13.00 <text:s text:c="2"/>Median :37.00 <text:s text:c="2"/>Median :264.2 <text:s text:c="7"/></text:p>
      <text:p text:style-name="Normal"><text:s/>Mean <text:s text:c="2"/>:221.3 <text:s text:c="9"/>Mean <text:s text:c="2"/>:29.63 <text:s text:c="13"/><text:s text:c="5"/>Mean <text:s text:c="2"/>:12.55 <text:s text:c="2"/>Mean <text:s text:c="2"/>:36.45 <text:s text:c="2"/>Mean <text:s text:c="2"/>:271.5 <text:s text:c="7"/></text:p>
      <text:p text:style-name="Normal"><text:s/>3rd Qu.:260.0 <text:s text:c="9"/>3rd Qu.:50.00 <text:s text:c="18"/>3rd Qu.:16.00 <text:s text:c="2"/>3rd Qu.:40.00 <text:s text:c="2"/>3rd Qu.:294.2 <text:s text:c="7"/></text:p>
      <text:p text:style-name="Normal"><text:s/>Max. <text:s text:c="2"/>:388.0 <text:s text:c="9"/>Max. <text:s text:c="2"/>:52.00 <text:s text:c="18"/>Max. <text:s text:c="2"/>:29.00 <text:s text:c="2"/>Max. <text:s text:c="2"/>:58.00 <text:s/><text:s/>Max. <text:s text:c="2"/>:378.9 <text:s text:c="7"/></text:p>
      <text:p text:style-name="Normal"><text:s text:c="3"/>Hit.target <text:s text:c="4"/>Disciplinary.failure <text:s text:c="2"/>Education <text:s text:c="7"/>Children <text:s text:c="7"/>Drinker <text:s text:c="10"/>Smoker <text:s text:c="6"/></text:p>
      <text:p text:style-name="Normal"><text:s/>Min. <text:s text:c="2"/>: 81.00 <text:s text:c="2"/>Min. <text:s text:c="2"/>:0.00000 <text:s text:c="5"/>Min. <text:s text:c="2"/>:1.000 <text:s text:c="2"/>Min. <text:s text:c="2"/>:0.000 <text:s text:c="2"/>Min. <text:s text:c="2"/>:0.0000 <text:s text:c="2"/>Min. <text:s text:c="2"/>:0.00000 <text:s/></text:p>
      <text:p text:style-name="Normal"><text:s/>1st Qu.: 93.00 <text:s text:c="2"/>1st<text:s/>Qu.:0.00000 <text:s text:c="5"/>1st Qu.:1.000 <text:s text:c="2"/>1st Qu.:0.000 <text:s text:c="2"/>1st Qu.:0.0000 <text:s text:c="2"/>1st Qu.:0.00000 <text:s/></text:p>
      <text:p text:style-name="Normal"><text:s/>Median : 95.00 <text:s text:c="2"/>Median :0.00000 <text:s text:c="5"/>Median :1.000 <text:s text:c="2"/>Median :1.000 <text:s text:c="2"/>Median :1.0000 <text:s text:c="2"/>Median :0.00000 <text:s/></text:p>
      <text:p text:style-name="Normal"><text:s/>Mean <text:s text:c="2"/>: 94.59 <text:s text:c="2"/>Mean <text:s text:c="2"/>:0.05405 <text:s text:c="5"/>Mean <text:s text:c="2"/>:1.292 <text:s text:c="2"/>Mean <text:s text:c="2"/>:1.019 <text:s text:c="2"/>Mean <text:s text:c="2"/>:0.5676 <text:s text:c="2"/>Mean <text:s text:c="2"/>:0.07297 <text:s/></text:p>
      <text:p text:style-name="Normal"><text:s/>3rd Qu.: 97.00 <text:s text:c="2"/>3rd Qu.:0.00000 <text:s text:c="5"/>3rd Qu.:1.000 <text:s text:c="2"/>3rd Qu.:2.000 <text:s text:c="2"/>3rd Qu.:1.0000 <text:s text:c="2"/>3rd Qu.:0.00000 <text:s/></text:p>
      <text:p text:style-name="Normal"><text:s/>Max. <text:s text:c="2"/>:100.00 <text:s text:c="2"/>Max. <text:s text:c="2"/>:1.00000 <text:s text:c="5"/>Max. <text:s text:c="2"/>:4.000 <text:s text:c="2"/>Max. <text:s text:c="2"/>:4.000 <text:s text:c="2"/>Max. <text:s text:c="2"/>:1.0000 <text:s text:c="2"/>Max. <text:s text:c="2"/>:1.00000 <text:s/></text:p>
      <text:p text:style-name="Normal"><text:s text:c="3"/><text:s text:c="3"/>Pet <text:s text:c="12"/>Weight <text:s text:c="10"/>Height <text:s text:c="5"/>Body.mass.index Absenteeism.time.in.hours</text:p>
      <text:p text:style-name="Normal"><text:s/>Min. <text:s text:c="2"/>:0.0000 <text:s text:c="2"/>Min. <text:s text:c="2"/>: 56.00 <text:s text:c="2"/>Min. <text:s text:c="2"/>:163.0 <text:s text:c="2"/>Min. <text:s text:c="2"/>:19.00 <text:s text:c="2"/>Min. <text:s text:c="2"/>: <text:s/>0.000 <text:s text:c="9"/></text:p>
      <text:p text:style-name="Normal"><text:s/>1st Qu.:0.0000 <text:s text:c="2"/>1st Qu.: 69.00 <text:s text:c="2"/>1st Qu.:169.0 <text:s text:c="2"/>1st Qu.:24.00 <text:s text:c="2"/>1st Qu.: <text:s/>2.000 <text:s text:c="9"/></text:p>
      <text:p text:style-name="Normal"><text:s/>Median :0.0000 <text:s text:c="2"/>Median : 83.00 <text:s text:c="2"/>Median :170.0 <text:s text:c="2"/>Median :25.00 <text:s text:c="2"/>Median : <text:s/>3.000 <text:s text:c="9"/></text:p>
      <text:p text:style-name="Normal"><text:s/>Mean <text:s text:c="2"/>:0.7459 <text:s text:c="2"/>Mean <text:s text:c="2"/>: 79.04 <text:s text:c="2"/>Mean <text:s text:c="2"/>:172.1 <text:s text:c="2"/>Mean <text:s text:c="2"/>:26.68 <text:s text:c="2"/>Mean <text:s text:c="2"/>: <text:s/>6.924 <text:s text:c="9"/></text:p>
      <text:p text:style-name="Normal"><text:s/>3rd Qu.:1.0000 <text:s text:c="2"/>3rd Qu.: 89.00 <text:s text:c="2"/>3rd Qu.:172.0 <text:s/><text:s/>3rd Qu.:31.00 <text:s text:c="2"/>3rd Qu.: <text:s/>8.000 <text:s text:c="9"/></text:p>
      <text:p text:style-name="Normal"><text:s/>Max. <text:s text:c="2"/>:8.0000 <text:s text:c="2"/>Max. <text:s text:c="2"/>:108.00 <text:s text:c="2"/>Max. <text:s text:c="2"/>:196.0 <text:s text:c="2"/>Max. <text:s text:c="2"/>:38.00 <text:s text:c="2"/>Max. <text:s text:c="2"/>:120.000 <text:s text:c="9"/></text:p>
      <text:p text:style-name="Normal">&gt; list(absenteeism)</text:p>
      <text:p text:style-name="Normal"/>
      <text:p text:style-name="Normal">Data Processing and Cleaning</text:p>
      <text:p text:style-name="Normal">Missingness</text:p>
      <text:p text:style-name="Normal"/>
      <text:p text:style-name="Normal">install.packages("naniar")</text:p>
      <text:p text:style-name="Normal">&gt; library(naniar)</text:p>
      <text:p text:style-name="Normal">&gt;<text:s/>vis_miss(absenteeism)</text:p>
      <text:p text:style-name="Normal"/>
      <text:p text:style-name="Normal">Data Exploration and Analysis</text:p>
      <text:p text:style-name="Normal"/>
      <text:p text:style-name="Normal">&gt; absenteeism$Disciplinary.failure&lt;-as.factor(absenteeism$Disciplinary.failure)</text:p>
      <text:p text:style-name="Normal">&gt; absenteeism$Drinker&lt;-as.factor(absenteeism$Drinker)</text:p>
      <text:p text:style-name="Normal">&gt; absenteeism$Smoker&lt;-as.factor(absenteeism$Smoker)</text:p>
      <text:p text:style-name="Normal">&gt; str(absenteeism)</text:p>
      <text:p text:style-name="Normal"/>
      <text:p text:style-name="Normal">&gt; install.packages("ggplot2", type = "binary", dependencies = TRUE, repos = "https://cloud.r-project.org")</text:p>
      <text:p text:style-name="Normal">&gt; library(ggplot2)</text:p>
      <text:p text:style-name="Normal">&gt; ggplot(absenteeism, aes(x=as.factor(Drinker) )) +geom_bar(color="blue", fill=rgb(0.1,0.4,0.5,0.7) )</text:p>
      <text:p text:style-name="Normal">&gt; ggplot(absenteeism, aes(x=as.factor(Smoker) )) +geom_bar(color="blue", fill=rgb(0.1,0.4,0.5,0.7) )</text:p>
      <text:p text:style-name="Normal">&gt; ggplot(absenteeism, aes(x=as.factor(Pet) )) +geom_bar(color="blue", fill=rgb(0.1,0.4,0.5,0.7) )</text:p>
      <text:p text:style-name="Normal">&gt; ggplot(absenteeism, aes(x=as.factor(Children) )) +geom_bar(color="blue", fill=rgb(0.1,0.4,0.5,0.7) )</text:p>
      <text:p text:style-name="Normal">&gt; ggplot(absenteeism, aes(x=as.factor(Education) )) +geom_bar(color="blue", fill=rgb(0.1,0.4,0.5,0.7) )</text:p>
      <text:p text:style-name="Normal">&gt; ggplot(absenteeism, aes(x=as.factor(Disciplinary.failure) )) +geom_bar(color="blue", fill=rgb(0.1,0.4,0.5,0.7) )</text:p>
      <text:p text:style-name="Normal">&gt;<text:s/></text:p>
      <text:p text:style-name="Normal">&gt; gridExtra::grid.arrange(ggplot(absenteeism, aes(x=as.factor(Drinker) )) +geom_bar(color="blue", fill=rgb(0.1,0.4,0.5,0.7) ),ggplot(absenteeism, aes(x=as.factor(Smoker) )) +geom_bar(color="blue", fill=rgb(0.1,0.4,0.5,0.7) ),ggplot(absenteeism, aes(x=as.factor(Pet) ))<text:s/>+geom_bar(color="blue", fill=rgb(0.1,0.4,0.5,0.7) ),ggplot(absenteeism, aes(x=as.factor(Children) )) +geom_bar(color="blue", fill=rgb(0.1,0.4,0.5,0.7) ),ggplot(absenteeism, aes(x=as.factor(Education) )) +geom_bar(color="blue", fill=rgb(0.1,0.4,0.5,0.7) ),ggplot(absenteeism, aes(x=as.factor(Disciplinary.failure) )) +geom_bar(color="blue", fill=rgb(0.1,0.4,0.5,0.7) ),ncol=2)</text:p>
      <text:p text:style-name="Normal"/>
      <text:p text:style-name="Normal">&gt;<text:s/></text:p>
      <text:p text:style-name="Normal">&gt; ggplot(data = absenteeism, aes(x =Transportation.expense)) + ggtitle("Transportation.expense") + geom_histogram(bins = 10, color="blue", fill=rgb(0.1,0.4,0.5,0.7)) &gt; ggplot(data = absenteeism, aes(x =Distance.from.Residence.to.Work)) + ggtitle("Distance to Work") + geom_histogram(bins = 10, color="blue", fill=rgb(0.1,0.4,0.5,0.7))</text:p>
      <text:p text:style-name="Normal">&gt; ggplot(data = absenteeism, aes(x =Age)) + ggtitle("Age") + geom_histogram(bins = 10, color="blue", fill=rgb(0.1,0.4,0.5,0.7))</text:p>
      <text:p text:style-name="Normal">&gt; ggplot(data = absenteeism, aes(x =Service.time)) + ggtitle("Service Time") + geom_histogram(bins = 10, color="blue", fill=rgb(0.1,0.4,0.5,0.7))</text:p>
      <text:p text:style-name="Normal">&gt; ggplot(data = absenteeism, aes(x<text:s/>=Work.load.Average.day)) + ggtitle("Average Daily Workload ") + geom_histogram(bins = 10, color="blue", fill=rgb(0.1,0.4,0.5,0.7))</text:p>
      <text:p text:style-name="Normal">&gt; ggplot(data = absenteeism, aes(x =Hit.target)) + ggtitle("Hit Target ") + geom_histogram(bins = 10, color="blue", fill=rgb(0.1,0.4,0.5,0.7))</text:p>
      <text:p text:style-name="Normal">&gt; ggplot(data = absenteeism, aes(x =Height)) + ggtitle("Height") + geom_histogram(bins = 10, color="blue", fill=rgb(0.1,0.4,0.5,0.7))</text:p>
      <text:p text:style-name="Normal">&gt; ggplot(data = absenteeism, aes(x =Weight)) + ggtitle("Weight") + geom_histogram(bins = 10,<text:s/>color="blue", fill=rgb(0.1,0.4,0.5,0.7))</text:p>
      <text:p text:style-name="Normal">&gt; ggplot(data = absenteeism, aes(x =Body.mass.index)) + ggtitle("BMI") + geom_histogram(bins = 10, color="blue", fill=rgb(0.1,0.4,0.5,0.7))</text:p>
      <text:p text:style-name="Normal">&gt;<text:s/></text:p>
      <text:p text:style-name="Normal">&gt; gridExtra::grid.arrange(ggplot(data = absenteeism, aes(x =Transportation.expense)) + ggtitle("Transportation.expense") + geom_histogram(bins = 10, color="blue", fill=rgb(0.1,0.4,0.5,0.7)),ggplot(data = absenteeism, aes(x =Distance.from.Residence.to.Work)) + ggtitle("Distance to Work") + geom_histogram(bins = 10, color="blue", fill=rgb(0.1,0.4,0.5,0.7)),ggplot(data = absenteeism, aes(x =Age)) + ggtitle("Age") + geom_histogram(bins = 10, color="blue", fill=rgb(0.1,0.4,0.5,0.7)),ggplot(data = absenteeism, aes(x =Service.time)) + ggtitle("Service Time") + geom_histogram(bins = 10, color="blue", fill=rgb(0.1,0.4,0.5,0.7),ncol=2)</text:p>
      <text:p text:style-name="Normal">&gt; gridExtra::grid.arrange(ggplot(data = absenteeism, aes(x =Work.load.Average.day)) + ggtitle("Average Daily Workload ") + geom_histogram(bins = 10, color="blue", fill=rgb(0.1,0.4,0.5,0.7)),ggplot(data = absenteeism, aes(x =Hit.target)) + ggtitle("Hit Target ") + geom_histogram(bins = 10, color="blue", fill=rgb(0.1,0.4,0.5,0.7)),ggplot(data = absenteeism, aes(x =Height)) + ggtitle("Height") + geom_histogram(bins = 10, color="blue", fill=rgb(0.1,0.4,0.5,0.7)),ggplot(data = absenteeism, aes(x =Weight)) + ggtitle("Weight") + geom_histogram(bins = 10, color="blue", fill=rgb(0.1,0.4,0.5,0.7)),ggplot(data = absenteeism, aes(x =Body.mass.index)) + ggtitle("BMI") + geom_histogram(bins = 10, color="blue", fill=rgb(0.1,0.4,0.5,0.7)), ncol=2)</text:p>
      <text:p text:style-name="Normal">&gt; absenteeism$Disciplinary.failure&lt;-fct_rev(absenteeism$Disciplinary.failure)</text:p>
      <text:p text:style-name="Normal"/>
      <text:p text:style-name="Normal">&gt; absenteeism$Drinker&lt;-fct_rev(absenteeism$Drinker)</text:p>
      <text:p text:style-name="Normal">&gt; absenteeism$Smoker&lt;-fct_rev(absenteeism$Smoker)</text:p>
      <text:p text:style-name="Normal">&gt; str(absenteeism)</text:p>
      <text:p text:style-name="Normal"/>
      <text:p text:style-name="Normal">&gt; absenteeism$Disciplinary.failure&lt;-as.numeric(absenteeism$Disciplinary.failure)</text:p>
      <text:p text:style-name="Normal">&gt; absenteeism$Drinker&lt;-as.numeric(absenteeism$Drinker)</text:p>
      <text:p text:style-name="Normal">&gt; absenteeism$Smoker&lt;-as.numeric(absenteeism$Smoker)</text:p>
      <text:p text:style-name="Normal"/>
      <text:p text:style-name="Normal">##measure of correlation t</text:p>
      <text:p text:style-name="Normal">&gt; install.packages("PerformanceAnalytics", type = "binary", dependencies = TRUE, repos = "https://cloud.r-project.org")</text:p>
      <text:p text:style-name="Normal">&gt; library("PerformanceAnalytics")</text:p>
      <text:p text:style-name="Normal"/>
      <text:p text:style-name="Normal">&gt; chart.Correlation(absenteeism, histogram = TRUE)</text:p>
      <text:p text:style-name="Normal"/>
      <text:p text:style-name="Normal">##correlation of variables</text:p>
      <text:p text:style-name="Normal"/>
      <text:p text:style-name="Normal">&gt; install.packages("psych")</text:p>
      <text:p text:style-name="Normal">&gt; library(psych)</text:p>
      <text:p text:style-name="Normal">corPlot(absenteeism,cex=0.5, main="Correlation<text:s/>Plot for Absenteeism Dataset"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-Dell</meta:initial-creator>
    <dc:creator>User-Dell</dc:creator>
    <meta:creation-date>2022-05-19T10:09:00Z</meta:creation-date>
    <dc:date>2022-05-19T10:09:00Z</dc:date>
    <meta:template xlink:href="Normal" xlink:type="simple"/>
    <meta:editing-cycles>1</meta:editing-cycles>
    <meta:editing-duration>PT0S</meta:editing-duration>
    <meta:document-statistic meta:page-count="1" meta:paragraph-count="17" meta:word-count="1331" meta:character-count="8905" meta:row-count="63" meta:non-whitespace-character-count="7591"/>
  </office:meta>
</office:document-meta>
</file>